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2" style:family="paragraph" style:parent-style-name="Heading_20_4">
      <style:paragraph-properties fo:margin-top="0in" fo:margin-bottom="0in" style:contextual-spacing="false"/>
      <style:text-properties officeooo:rsid="000fbf4e" officeooo:paragraph-rsid="0009a041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fbf4e" officeooo:paragraph-rsid="0009a041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6aeb8" officeooo:paragraph-rsid="0016aeb8"/>
    </style:style>
    <style:style style:name="T1" style:family="text">
      <style:text-properties officeooo:rsid="0016c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plate for Testing Secretary</text:h>
      <text:h text:style-name="P2" text:outline-level="4"/>
      <text:p text:style-name="P3"/>
      <text:p text:style-name="P4"><text:span text:style-name="T1">Test admin ici : </text:span>{{ administration }}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5-04-03T16:24:47.580561846</dc:date>
    <meta:editing-duration>PT19M19S</meta:editing-duration>
    <meta:editing-cycles>20</meta:editing-cycles>
    <meta:generator>LibreOffice/24.8.5.2$Linux_X86_64 LibreOffice_project/480$Build-2</meta:generator>
    <meta:document-statistic meta:table-count="0" meta:image-count="0" meta:object-count="0" meta:page-count="1" meta:paragraph-count="2" meta:word-count="11" meta:character-count="67" meta:non-whitespace-character-count="58"/>
  </office:meta>
</office:document-meta>
</file>